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264e14" officeooo:paragraph-rsid="00264e14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27fa22" officeooo:paragraph-rsid="0027fa22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290f08" officeooo:paragraph-rsid="00290f08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05611d" officeooo:paragraph-rsid="0005611d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0697af" officeooo:paragraph-rsid="000697af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077388" officeooo:paragraph-rsid="00077388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0998e8" officeooo:paragraph-rsid="00077388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0b7155" officeooo:paragraph-rsid="000b7155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0edb51" officeooo:paragraph-rsid="000edb51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0ce6df" officeooo:paragraph-rsid="000ce6df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0dd846" officeooo:paragraph-rsid="000ce6df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104db4" officeooo:paragraph-rsid="00104db4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3pt" fo:language="es" fo:country="ES" style:text-underline-style="none" fo:font-weight="normal" officeooo:rsid="001069aa" officeooo:paragraph-rsid="001069aa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1069aa" officeooo:paragraph-rsid="001069aa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10df38" officeooo:paragraph-rsid="0010df38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12343c" officeooo:paragraph-rsid="0012343c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152257" officeooo:paragraph-rsid="00152257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160700" officeooo:paragraph-rsid="00160700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17d700" officeooo:paragraph-rsid="0017d700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1b2024" officeooo:paragraph-rsid="001b2024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1b2024" officeooo:paragraph-rsid="001d1dfc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1efc5c" officeooo:paragraph-rsid="001efc5c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203f22" officeooo:paragraph-rsid="00203f22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210fe2" officeooo:paragraph-rsid="00210fe2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21f56e" officeooo:paragraph-rsid="0021f56e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21f56e" officeooo:paragraph-rsid="00210fe2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22f283" officeooo:paragraph-rsid="0022f283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25285b" officeooo:paragraph-rsid="0025285b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29e64f" officeooo:paragraph-rsid="00290f08" style:font-size-asian="11.3500003814697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2ac1aa" officeooo:paragraph-rsid="002ac1aa" style:font-size-asian="11.3500003814697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2ba013" officeooo:paragraph-rsid="002ba013" style:font-size-asian="11.3500003814697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077388" officeooo:paragraph-rsid="00077388" style:font-size-asian="11.3500003814697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0b7155" officeooo:paragraph-rsid="000b7155" style:font-size-asian="11.3500003814697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0ce6df" officeooo:paragraph-rsid="000ce6df" style:font-size-asian="11.3500003814697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3pt" fo:language="es" fo:country="ES" style:text-underline-style="solid" style:text-underline-width="auto" style:text-underline-color="font-color" fo:font-weight="bold" officeooo:rsid="00104db4" officeooo:paragraph-rsid="00104db4" style:font-size-asian="11.3500003814697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3pt" fo:language="fr" fo:country="FR" style:text-underline-style="none" fo:font-weight="normal" officeooo:rsid="00104db4" officeooo:paragraph-rsid="00104db4" style:font-size-asian="11.3500003814697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3pt" fo:language="fr" fo:country="FR" style:text-underline-style="none" fo:font-weight="normal" officeooo:rsid="001069aa" officeooo:paragraph-rsid="001069aa" style:font-size-asian="11.3500003814697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3pt" fo:language="fr" fo:country="FR" style:text-underline-style="none" fo:font-weight="normal" officeooo:rsid="0010df38" officeooo:paragraph-rsid="0010df38" style:font-size-asian="11.3500003814697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3pt" fo:language="fr" fo:country="FR" style:text-underline-style="none" fo:font-weight="normal" officeooo:rsid="0014af10" officeooo:paragraph-rsid="00143efb" style:font-size-asian="11.3500003814697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3pt" fo:language="fr" fo:country="FR" style:text-underline-style="solid" style:text-underline-width="auto" style:text-underline-color="font-color" fo:font-weight="normal" officeooo:rsid="0012343c" officeooo:paragraph-rsid="0012343c" style:font-size-asian="11.3500003814697pt" style:font-weight-asian="normal" style:font-size-complex="13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8pt" fo:language="es" fo:country="ES" style:text-underline-style="none" fo:font-weight="bold" officeooo:rsid="0005611d" officeooo:paragraph-rsid="0005611d" style:font-size-asian="15.75pt" style:font-weight-asian="bold" style:font-size-complex="18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2d59d7" officeooo:paragraph-rsid="002d59d7" style:font-size-asian="11.3500003814697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normal" officeooo:rsid="002e7a6a" officeooo:paragraph-rsid="002e7a6a" style:font-size-asian="11.3500003814697pt" style:font-weight-asian="normal" style:font-size-complex="13pt" style:font-weight-complex="normal"/>
    </style:style>
    <style:style style:name="P44" style:family="paragraph">
      <style:paragraph-properties fo:text-align="center"/>
    </style:style>
    <style:style style:name="T1" style:family="text">
      <style:text-properties officeooo:rsid="000697a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98e8" style:font-weight-asian="normal" style:font-weight-complex="normal"/>
    </style:style>
    <style:style style:name="T4" style:family="text">
      <style:text-properties fo:font-weight="normal" officeooo:rsid="000dd846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language="fr" fo:country="FR"/>
    </style:style>
    <style:style style:name="T7" style:family="text">
      <style:text-properties fo:language="es" fo:country="ES"/>
    </style:style>
    <style:style style:name="T8" style:family="text">
      <style:text-properties officeooo:rsid="0010df38"/>
    </style:style>
    <style:style style:name="T9" style:family="text">
      <style:text-properties fo:color="#c9211e" loext:opacity="100%"/>
    </style:style>
    <style:style style:name="T10" style:family="text">
      <style:text-properties officeooo:rsid="0018e866"/>
    </style:style>
    <style:style style:name="T11" style:family="text">
      <style:text-properties officeooo:rsid="001ac473"/>
    </style:style>
    <style:style style:name="T12" style:family="text">
      <style:text-properties officeooo:rsid="001d1dfc"/>
    </style:style>
    <style:style style:name="T13" style:family="text">
      <style:text-properties officeooo:rsid="0021f56e"/>
    </style:style>
    <style:style style:name="T14" style:family="text">
      <style:text-properties officeooo:rsid="0029e64f"/>
    </style:style>
    <style:style style:name="T15" style:family="text">
      <style:text-properties officeooo:rsid="002ba013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Eje 2: Deporte y sociedad</text:p>
      <text:p text:style-name="P41"/>
      <text:p text:style-name="P4">Balonmano</text:p>
      <text:p text:style-name="P4">Equipo – amigo – colectivo – ayudar - <text:span text:style-name="T1">solidaridad</text:span></text:p>
      <text:p text:style-name="P4">Fútbol</text:p>
      <text:p text:style-name="P4">Jugar – Jugador – juego</text:p>
      <text:p text:style-name="P4">Bailar</text:p>
      <text:p text:style-name="P4">Balón – pelota</text:p>
      <text:p text:style-name="P4"><text:span text:style-name="T1">C</text:span>ompetición – <text:span text:style-name="T1">trofeo- ganar – campeones </text:span></text:p>
      <text:p text:style-name="P4"><text:span text:style-name="T1">C</text:span>orrer</text:p>
      <text:p text:style-name="P5">Bicicleta</text:p>
      <text:p text:style-name="P5">Bueno para la salud</text:p>
      <text:p text:style-name="P5">Fractura</text:p>
      <text:p text:style-name="P5"/>
      <text:p text:style-name="P6">Documento 1: Un tío como las demás</text:p>
      <text:p text:style-name="P6"/>
      <text:p text:style-name="P6">Idea clave del texto</text:p>
      <text:p text:style-name="P6"/>
      <text:p text:style-name="P32">Nike <text:span text:style-name="T2">muestra un Nadal perfecto:</text:span></text:p>
      <text:p text:style-name="P6"/>
      <text:p text:style-name="P6">“una maquina”;”una súper figura mundial”;”un súper hombre”;</text:p>
      <text:p text:style-name="P6"/>
      <text:p text:style-name="P32">Nadal<text:span text:style-name="T2"> piensa que es un chico normal </text:span></text:p>
      <text:p text:style-name="P7"/>
      <text:p text:style-name="P33"><text:span text:style-name="T3">1 </text:span><text:span text:style-name="T2">Falso: “piensa que es un “chico” normal</text:span></text:p>
      <text:p text:style-name="P8">2 Un chico sencillo</text:p>
      <text:p text:style-name="P8">3 Falso: “Lo tratan igual que a su hermana </text:p>
      <text:p text:style-name="P8">4 Conserva sus amigos de infancia </text:p>
      <text:p text:style-name="P8"/>
      <text:p text:style-name="P9">Realista → cree</text:p>
      <text:p text:style-name="P8"/>
      <text:p text:style-name="P10">he querido → yo quiero</text:p>
      <text:p text:style-name="P10"/>
      <text:p text:style-name="P34"><text:span text:style-name="T2">ha hecho → </text:span><text:span text:style-name="T4">el</text:span><text:span text:style-name="T2"> ha</text:span><text:span text:style-name="T4">ce</text:span></text:p>
      <text:p text:style-name="P11"/>
      <text:p text:style-name="P35"><text:span text:style-name="T4">F</text:span><text:span text:style-name="T2">in CE Rafael Nadal:</text:span><text:span text:style-name="T5"> </text:span></text:p>
      <text:p text:style-name="P12"/>
      <text:p text:style-name="P36">-Les deux sont un bon exemple pour la société et le sport </text:p>
      <text:p text:style-name="P10"/>
      <text:p text:style-name="P36">- Que je gagne ou que je perde (subjonctif présent)</text:p>
      <text:p text:style-name="P10"/>
      <text:p text:style-name="P12">Que gane o que pierda</text:p>
      <text:p text:style-name="P12">Infinitivo de gane: ganar</text:p>
      <text:p text:style-name="P12">Infinitivo de pierda: perder <text:s/></text:p>
      <text:p text:style-name="P12"/>
      <text:p text:style-name="P13"/>
      <text:p text:style-name="P13"/>
      <text:p text:style-name="P13"><text:soft-page-break/>Le <text:span text:style-name="T6">Passé composé</text:span> ( pasado compuesto) </text:p>
      <text:p text:style-name="P13"/>
      <text:p text:style-name="P37">Le passé composé en espagnol s’utilise pour une action dans le passé avec une répercussion dans le présent</text:p>
      <text:p text:style-name="P37">Exemple : <text:span text:style-name="T7">Esta manana he comido chocolate y me duele el estomago </text:span></text:p>
      <text:p text:style-name="P14"/>
      <text:p text:style-name="P37">Contrairement au français, le passé composé espagnol s’utilise uniquement avec l’auxiliaire avoir <text:span text:style-name="T7">“haber”, </text:span>par conséquent le participe passé reste invariable</text:p>
      <text:p text:style-name="P37">On ne sépare jamais l’auxiliaire de son participe passé </text:p>
      <text:p text:style-name="P37"><text:span text:style-name="T7">Ejemplo </text:span>: Je n’ai jamais voulu donné la sensation</text:p>
      <text:p text:style-name="P14">Nunca he querido dar <text:span text:style-name="T8">la sensación</text:span></text:p>
      <text:p text:style-name="P37"/>
      <text:p text:style-name="P38">Formation :</text:p>
      <text:p text:style-name="P38">Auxiliaire + Participe passé</text:p>
      <text:p text:style-name="P15">Haber :</text:p>
      <text:p text:style-name="P15"><draw:line text:anchor-type="paragraph" draw:z-index="0" draw:name="Forme1" draw:style-name="gr1" draw:text-style-name="P44" svg:x1="1.621cm" svg:y1="0cm" svg:x2="1.621cm" svg:y2="3.175cm"><text:p/></draw:line>He </text:p>
      <text:p text:style-name="P15">has </text:p>
      <text:p text:style-name="P15">ha <text:s text:c="12"/>+ cant<text:span text:style-name="T9">ado </text:span>/ com<text:span text:style-name="T9">ido</text:span> </text:p>
      <text:p text:style-name="P15">hemos</text:p>
      <text:p text:style-name="P15">habéis</text:p>
      <text:p text:style-name="P15">han</text:p>
      <text:p text:style-name="P15"/>
      <text:p text:style-name="P15">Ejemplo: he comido, has comido, ha comido, hemos comido, habéis comido, han comido</text:p>
      <text:p text:style-name="P15"/>
      <text:p text:style-name="P15"/>
      <text:p text:style-name="P40">Les participes passé irréguliers:</text:p>
      <text:p text:style-name="P16">-Ver: Visto</text:p>
      <text:p text:style-name="P16">-Escribir: Escrito</text:p>
      <text:p text:style-name="P16">-Volver: Vuelto</text:p>
      <text:p text:style-name="P16">-Poner: puesto</text:p>
      <text:p text:style-name="P16">-Decir: Dicho</text:p>
      <text:p text:style-name="P16">-Hacer: Hecho</text:p>
      <text:p text:style-name="P16"/>
      <text:p text:style-name="P16">Documento 2: Juegos mundiales indígenas </text:p>
      <text:p text:style-name="P39"/>
      <text:p text:style-name="P17">Dos mil integrantes de comunidades indígenas de 40 países de todos los continentes participan en los segundos juegos mundiales en Edmonton, del 1 al 9 de Julio para preserva su patrimonio cultural </text:p>
      <text:p text:style-name="P17"/>
      <text:p text:style-name="P18">Pronunciación de la “g”</text:p>
      <text:p text:style-name="P18"/>
      <text:p text:style-name="P18">G + A</text:p>
      <text:p text:style-name="P18">G + O </text:p>
      <text:p text:style-name="P18">G + U</text:p>
      <text:p text:style-name="P18">/GUE/</text:p>
      <text:p text:style-name="P18"/>
      <text:p text:style-name="P18">G + E</text:p>
      <text:p text:style-name="P18">G + I <text:s/>→ JOTA</text:p>
      <text:p text:style-name="P19"><text:soft-page-break/>EOI</text:p>
      <text:p text:style-name="P19">Hay 2 tipos de publicidades</text:p>
      <text:p text:style-name="P19"/>
      <text:p text:style-name="P19">- Para vender un producto</text:p>
      <text:p text:style-name="P19">- Para sensibilizar sobe un problema</text:p>
      <text:p text:style-name="P19"/>
      <text:p text:style-name="P19">Aquí se habla del equipo de España de fútbol : <text:span text:style-name="T10">La Roja </text:span><text:span text:style-name="T11">(es el color de la camiseta del equipo de España) </text:span></text:p>
      <text:p text:style-name="P20">→ Es para apoyar al equipo de España </text:p>
      <text:p text:style-name="P20"/>
      <text:p text:style-name="P20">EOI </text:p>
      <text:p text:style-name="P20">El documento es una campana para la igualdad en el deporte </text:p>
      <text:p text:style-name="P20"/>
      <text:p text:style-name="P20">Las desigualdades en el deporte: </text:p>
      <text:p text:style-name="P20"/>
      <text:p text:style-name="P20">- Existe sexismo</text:p>
      <text:p text:style-name="P21">- <text:span text:style-name="T12">Los hombres son más considerados que las mujeres en el mundo del deporte:</text:span></text:p>
      <text:p text:style-name="P22">Los medios de comunicación hablan más del deporte masculino que del deporte femenino </text:p>
      <text:p text:style-name="P23">El salario de los hombres es superior al salario de las mujeres. </text:p>
      <text:p text:style-name="P23"/>
      <text:p text:style-name="P24">Ejemplo de solidaridad en el deporte </text:p>
      <text:p text:style-name="P24">Los JJOO (juegos olímpicos reúnen todos los países del mundo)</text:p>
      <text:p text:style-name="P24"/>
      <text:p text:style-name="P24"/>
      <text:p text:style-name="P24">si tiene calidad</text:p>
      <text:p text:style-name="P24">juego limpio</text:p>
      <text:p text:style-name="P24">técnica</text:p>
      <text:p text:style-name="P24">destreza</text:p>
      <text:p text:style-name="P25">orgullo</text:p>
      <text:p text:style-name="P24">el campo si es su sitio</text:p>
      <text:p text:style-name="P24">sacrificio</text:p>
      <text:p text:style-name="P25">carisma</text:p>
      <text:p text:style-name="P25">Nunca se rinden</text:p>
      <text:p text:style-name="P24">son un equipo</text:p>
      <text:p text:style-name="P25">Garra</text:p>
      <text:p text:style-name="P24">juegan con fueran</text:p>
      <text:p text:style-name="P26">entrega</text:p>
      <text:p text:style-name="P24">ilusión</text:p>
      <text:p text:style-name="P24">Mundial 2010 <text:span text:style-name="T13">Tercer</text:span> puesto</text:p>
      <text:p text:style-name="P24">Euro<text:span text:style-name="T13">co</text:span>pa 20<text:span text:style-name="T13">12 </text:span>segund<text:span text:style-name="T13">o</text:span> puesto</text:p>
      <text:p text:style-name="P24">Euro<text:span text:style-name="T13">co</text:span>pa 2004 <text:span text:style-name="T13">primer</text:span> puesto </text:p>
      <text:p text:style-name="P24">pasión</text:p>
      <text:p text:style-name="P24">respeta</text:p>
      <text:p text:style-name="P24">ganar es su pasión</text:p>
      <text:p text:style-name="P25">Corazon </text:p>
      <text:p text:style-name="P27">igualdad </text:p>
      <text:p text:style-name="P27"/>
      <text:p text:style-name="P27"/>
      <text:p text:style-name="P27"><text:soft-page-break/></text:p>
      <text:p text:style-name="P28">DOC 3 Las mujeres y el deporte, el machismo que no cesa</text:p>
      <text:p text:style-name="P28"/>
      <text:p text:style-name="P28">El tema del documento: las desigualdades en el deporte entre mujeres y hombres por culpa (<text:span text:style-name="T6">à cause</text:span>) del machismo</text:p>
      <text:p text:style-name="P1">Machismo: Los machistas piensan que los hombres son superiores que las mujeres.</text:p>
      <text:p text:style-name="P1">Rae: (real academia española) : Actitud de prepotencia de los varones respecto de las mujeres.</text:p>
      <text:p text:style-name="P1"/>
      <text:p text:style-name="P1">Document 3: El machismo que no cesa.</text:p>
      <text:p text:style-name="P2"/>
      <text:p text:style-name="P2">2) Los acontecimientos pasan en 2016 durante los juegos olímpicos de Rio.</text:p>
      <text:p text:style-name="P2"/>
      <text:p text:style-name="P3">3) baloncesto; fútbol; tenis</text:p>
      <text:p text:style-name="P3"/>
      <text:p text:style-name="P3">4) Trabajo; Constancia; Sacrificio; Entrenamiento; Alimentación; Horarios</text:p>
      <text:p text:style-name="P3"/>
      <text:p text:style-name="P3">5) <text:s/>4 desigualdades</text:p>
      <text:p text:style-name="P3">- Salario “brecha salarial”</text:p>
      <text:p text:style-name="P3">- <text:span text:style-name="T14">Vocabulario “mujeres participan y los hombres ganan”</text:span></text:p>
      <text:p text:style-name="P29">- tiempo “ los hombres reciben 3 veces mas tiempo espacio en la información deportiva”</text:p>
      <text:p text:style-name="P29">- Infantiliza “chicas”</text:p>
      <text:p text:style-name="P29"/>
      <text:p text:style-name="P30">6) La causa es el machismo</text:p>
      <text:p text:style-name="P30"/>
      <text:p text:style-name="P30">7) Practica halterofilia “levanta 141 kilos”</text:p>
      <text:p text:style-name="P30">“Lydia Valentina se maquilla”</text:p>
      <text:p text:style-name="P30"/>
      <text:p text:style-name="P30">8) <text:span text:style-name="T15">El tema de la brecha salarial es un problema en todos los ámbitos.</text:span></text:p>
      <text:p text:style-name="P31"/>
      <text:p text:style-name="P42">Las cifras</text:p>
      <text:p text:style-name="P42">– 1 → <text:s text:c="2"/>15</text:p>
      <text:p text:style-name="P42"/>
      <text:p text:style-name="P42">2 (dos) / 12 (doce)</text:p>
      <text:p text:style-name="P42">3 (tres) / 13 (trece)</text:p>
      <text:p text:style-name="P42"/>
      <text:p text:style-name="P42">– 16 → 19</text:p>
      <text:p text:style-name="P42"><text:span text:style-name="T16">Dieci</text:span>séis<text:tab/></text:p>
      <text:p text:style-name="P42"/>
      <text:p text:style-name="P42">– 21 → 29</text:p>
      <text:p text:style-name="P42"><text:span text:style-name="T16">Veinti</text:span>uno</text:p>
      <text:p text:style-name="P42"/>
      <text:p text:style-name="P42">31 → 99 </text:p>
      <text:p text:style-name="P42"/>
      <text:p text:style-name="P42">Treinta y uno → noventa y nueve</text:p>
      <text:p text:style-name="P42"/>
      <text:p text:style-name="P42">60 (<text:span text:style-name="T16">ses</text:span>enta) → 70 (<text:span text:style-name="T16">set</text:span>enta) </text:p>
      <text:p text:style-name="P42"/>
      <text:p text:style-name="P42"><text:soft-page-break/>100 : cien o ciento </text:p>
      <text:p text:style-name="P42"/>
      <text:p text:style-name="P42">200 : doscientos </text:p>
      <text:p text:style-name="P42"/>
      <text:p text:style-name="P42">500: <text:span text:style-name="T16">quin</text:span>ientos</text:p>
      <text:p text:style-name="P42"/>
      <text:p text:style-name="P42">700: <text:span text:style-name="T16">sete</text:span>cientos</text:p>
      <text:p text:style-name="P42"/>
      <text:p text:style-name="P42">900: <text:span text:style-name="T16">nove</text:span>cientos</text:p>
      <text:p text:style-name="P42"/>
      <text:p text:style-name="P42">1000: mil</text:p>
      <text:p text:style-name="P42"/>
      <text:p text:style-name="P42">2000: dos mil</text:p>
      <text:p text:style-name="P42"/>
      <text:p text:style-name="P42">100 000: cien mil</text:p>
      <text:p text:style-name="P42"/>
      <text:p text:style-name="P42">200 000: doscientos mil</text:p>
      <text:p text:style-name="P42"/>
      <text:p text:style-name="P42">1 000 000: un millón </text:p>
      <text:p text:style-name="P42"/>
      <text:p text:style-name="P43">2 000 000: dos millones</text:p>
      <text:p text:style-name="P43"/>
      <text:p text:style-name="P43">1 000 000 000: mil millones</text:p>
      <text:p text:style-name="P43"/>
      <text:p text:style-name="P43">Ej: En el planeta, hay <text:span text:style-name="T17">7 mil millones</text:span> de habitantes</text:p>
      <text:p text:style-name="P43"/>
      <text:p text:style-name="P43"><text:span text:style-name="T6">Attention:</text:span> un millar: <text:span text:style-name="T6">un millier</text:span></text:p>
      <text:p text:style-name="P43"><text:span text:style-name="T6"/></text:p>
      <text:p text:style-name="P43">1975: mil novecientos setenta y cinco</text:p>
      <text:p text:style-name="P43"/>
      <text:p text:style-name="P43">2 792 563: dos millones setecientos noventa y dos mil quinientos sesenta y tres </text:p>
      <text:p text:style-name="P43"/>
      <text:p text:style-name="P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11-12T10:34:52.395000000</dc:date>
    <meta:editing-duration>PT2H13M6S</meta:editing-duration>
    <meta:editing-cycles>28</meta:editing-cycles>
    <meta:document-statistic meta:table-count="0" meta:image-count="0" meta:object-count="0" meta:page-count="5" meta:paragraph-count="144" meta:word-count="762" meta:character-count="4352" meta:non-whitespace-character-count="3672"/>
  </office:meta>
</office:document-meta>
</file>